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uly 2022</text:p>
          </table:table-cell>
          <table:covered-table-cell table:number-columns-repeated="4"/>
          <table:table-cell table:number-columns-repeated="16379" table:style-name="ce1"/>
        </table:table-row>
        <table:table-row table:style-name="ro2">
          <table:table-cell office:value-type="string" table:style-name="ce2">
            <text:p>Report Date : 29/7/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5" table:style-name="ce7">
            <text:p>395</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6" table:style-name="ce7">
            <text:p>106</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77" table:style-name="ce7">
            <text:p>377</text:p>
          </table:table-cell>
          <table:table-cell office:value-type="float" office:value="372" table:style-name="ce7">
            <text:p>372</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85" table:style-name="ce7">
            <text:p>685</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827" table:style-name="ce7">
            <text:p>1827</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38" table:style-name="ce7">
            <text:p>438</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17" table:style-name="ce7">
            <text:p>717</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0" table:style-name="ce7">
            <text:p>450</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68" table:style-name="ce7">
            <text:p>1068</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33" table:style-name="ce7">
            <text:p>733</text:p>
          </table:table-cell>
          <table:table-cell office:value-type="float" office:value="723" table:style-name="ce7">
            <text:p>723</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28" table:style-name="ce7">
            <text:p>528</text:p>
          </table:table-cell>
          <table:table-cell office:value-type="float" office:value="670" table:style-name="ce7">
            <text:p>670</text:p>
          </table:table-cell>
          <table:table-cell office:value-type="float" office:value="659" table:style-name="ce7">
            <text:p>659</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80" table:style-name="ce7">
            <text:p>480</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0" table:style-name="ce7">
            <text:p>8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6" table:style-name="ce7">
            <text:p>62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284" table:style-name="ce7">
            <text:p>28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7" table:style-name="ce7">
            <text:p>1127</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57" table:style-name="ce7">
            <text:p>257</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68" table:style-name="ce7">
            <text:p>26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41" table:style-name="ce7">
            <text:p>941</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63" table:style-name="ce7">
            <text:p>63</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46" table:style-name="ce7">
            <text:p>346</text:p>
          </table:table-cell>
          <table:table-cell office:value-type="float" office:value="397" table:style-name="ce7">
            <text:p>397</text:p>
          </table:table-cell>
          <table:table-cell office:value-type="float" office:value="374" table:style-name="ce7">
            <text:p>374</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90" table:style-name="ce7">
            <text:p>1090</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37" table:style-name="ce7">
            <text:p>437</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416" table:style-name="ce7">
            <text:p>416</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655" table:style-name="ce7">
            <text:p>655</text:p>
          </table:table-cell>
          <table:table-cell office:value-type="float" office:value="648" table:style-name="ce7">
            <text:p>648</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1" table:style-name="ce7">
            <text:p>38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44" table:style-name="ce7">
            <text:p>1344</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8" table:style-name="ce7">
            <text:p>288</text:p>
          </table:table-cell>
          <table:table-cell office:value-type="float" office:value="245" table:style-name="ce7">
            <text:p>245</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3" table:style-name="ce7">
            <text:p>833</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04" table:style-name="ce7">
            <text:p>804</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459" table:style-name="ce7">
            <text:p>459</text:p>
          </table:table-cell>
          <table:table-cell office:value-type="float" office:value="478" table:style-name="ce7">
            <text:p>478</text:p>
          </table:table-cell>
          <table:table-cell office:value-type="float" office:value="384" table:style-name="ce7">
            <text:p>38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08" table:style-name="ce7">
            <text:p>308</text:p>
          </table:table-cell>
          <table:table-cell office:value-type="float" office:value="291" table:style-name="ce7">
            <text:p>29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91" table:style-name="ce7">
            <text:p>891</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9" table:style-name="ce7">
            <text:p>1119</text:p>
          </table:table-cell>
          <table:table-cell office:value-type="float" office:value="1099" table:style-name="ce7">
            <text:p>109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9" table:style-name="ce7">
            <text:p>125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8" table:style-name="ce7">
            <text:p>578</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0" table:style-name="ce7">
            <text:p>1140</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16" table:style-name="ce7">
            <text:p>91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49" table:style-name="ce7">
            <text:p>949</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5" table:style-name="ce7">
            <text:p>445</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20" table:style-name="ce7">
            <text:p>920</text:p>
          </table:table-cell>
          <table:table-cell office:value-type="float" office:value="1009" table:style-name="ce7">
            <text:p>1009</text:p>
          </table:table-cell>
          <table:table-cell office:value-type="float" office:value="940" table:style-name="ce7">
            <text:p>940</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5" table:style-name="ce7">
            <text:p>185</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6" table:style-name="ce7">
            <text:p>546</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7" table:style-name="ce7">
            <text:p>1097</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194" table:style-name="ce7">
            <text:p>194</text:p>
          </table:table-cell>
          <table:table-cell office:value-type="float" office:value="300" table:style-name="ce7">
            <text:p>300</text:p>
          </table:table-cell>
          <table:table-cell office:value-type="float" office:value="285" table:style-name="ce7">
            <text:p>285</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8" table:style-name="ce7">
            <text:p>618</text:p>
          </table:table-cell>
          <table:table-cell office:value-type="float" office:value="529" table:style-name="ce7">
            <text:p>52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47" table:style-name="ce7">
            <text:p>447</text:p>
          </table:table-cell>
          <table:table-cell office:value-type="float" office:value="437" table:style-name="ce7">
            <text:p>43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Low Newton</text:p>
          </table:table-cell>
          <table:table-cell office:value-type="float" office:value="337" table:style-name="ce7">
            <text:p>337</text:p>
          </table:table-cell>
          <table:table-cell office:value-type="float" office:value="253" table:style-name="ce7">
            <text:p>253</text:p>
          </table:table-cell>
          <table:table-cell office:value-type="float" office:value="278" table:style-name="ce7">
            <text:p>278</text:p>
          </table:table-cell>
          <table:table-cell office:value-type="float" office:value="238" table:style-name="ce7">
            <text:p>238</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56" table:style-name="ce7">
            <text:p>856</text:p>
          </table:table-cell>
          <table:table-cell office:value-type="float" office:value="850" table:style-name="ce7">
            <text:p>850</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83" table:style-name="ce7">
            <text:p>58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43" table:style-name="ce7">
            <text:p>94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218" table:style-name="ce7">
            <text:p>218</text:p>
          </table:table-cell>
          <table:table-cell office:value-type="float" office:value="175" table:style-name="ce7">
            <text:p>175</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02" table:style-name="ce7">
            <text:p>302</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75" table:style-name="ce7">
            <text:p>275</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9" table:style-name="ce7">
            <text:p>1329</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95" table:style-name="ce7">
            <text:p>895</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51" table:style-name="ce7">
            <text:p>2051</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633" table:style-name="ce7">
            <text:p>1633</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3" table:style-name="ce7">
            <text:p>903</text:p>
          </table:table-cell>
          <table:table-cell office:value-type="float" office:value="1130" table:style-name="ce7">
            <text:p>1130</text:p>
          </table:table-cell>
          <table:table-cell office:value-type="float" office:value="1075" table:style-name="ce7">
            <text:p>107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50" table:style-name="ce7">
            <text:p>1150</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978" table:style-name="ce7">
            <text:p>978</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91" table:style-name="ce7">
            <text:p>991</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9" table:style-name="ce7">
            <text:p>189</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1020" table:style-name="ce7">
            <text:p>1020</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9" table:style-name="ce7">
            <text:p>759</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32" table:style-name="ce7">
            <text:p>1032</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01" table:style-name="ce7">
            <text:p>100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89" table:style-name="ce7">
            <text:p>389</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518" table:style-name="ce7">
            <text:p>1518</text:p>
          </table:table-cell>
          <table:table-cell office:value-type="float" office:value="1492" table:style-name="ce7">
            <text:p>1492</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Wayland</text:p>
          </table:table-cell>
          <table:table-cell office:value-type="float" office:value="746" table:style-name="ce7">
            <text:p>746</text:p>
          </table:table-cell>
          <table:table-cell office:value-type="float" office:value="743" table:style-name="ce7">
            <text:p>743</text:p>
          </table:table-cell>
          <table:table-cell office:value-type="float" office:value="762" table:style-name="ce7">
            <text:p>762</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4" table:style-name="ce7">
            <text:p>814</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59" table:style-name="ce7">
            <text:p>59</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36" table:style-name="ce7">
            <text:p>336</text:p>
          </table:table-cell>
          <table:table-cell office:value-type="float" office:value="162" table:style-name="ce7">
            <text:p>162</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9" table:style-name="ce7">
            <text:p>799</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594" table:style-name="ce7">
            <text:p>594</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Woodhill</text:p>
          </table:table-cell>
          <table:table-cell office:value-type="float" office:value="648" table:style-name="ce7">
            <text:p>648</text:p>
          </table:table-cell>
          <table:table-cell office:value-type="float" office:value="575" table:style-name="ce7">
            <text:p>575</text:p>
          </table:table-cell>
          <table:table-cell office:value-type="float" office:value="564" table:style-name="ce7">
            <text:p>564</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66" table:style-name="ce7">
            <text:p>1266</text:p>
          </table:table-cell>
          <table:table-cell office:value-type="float" office:value="1174" table:style-name="ce7">
            <text:p>1174</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27" table:style-name="ce7">
            <text:p>1127</text:p>
          </table:table-cell>
          <table:table-cell office:value-type="float" office:value="1114" table:style-name="ce7">
            <text:p>1114</text:p>
          </table:table-cell>
          <table:table-cell table:number-columns-repeated="16379" table:style-name="ce1"/>
        </table:table-row>
        <table:table-row table:style-name="ro3">
          <table:table-cell office:value-type="string" table:style-name="ce6">
            <text:p>Total</text:p>
          </table:table-cell>
          <table:table-cell office:value-type="float" office:value="80782" table:style-name="ce7">
            <text:p>80782</text:p>
          </table:table-cell>
          <table:table-cell office:value-type="float" office:value="77668" table:style-name="ce7">
            <text:p>77668</text:p>
          </table:table-cell>
          <table:table-cell office:value-type="string" table:style-name="ce7">
            <text:p>82899**</text:p>
          </table:table-cell>
          <table:table-cell office:value-type="float" office:value="80984" table:style-name="ce7">
            <text:p>80984</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2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uly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2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20-to-march-2021</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meta:initial-creator>Elden, Dawn [NOMS]</meta:initial-creator>
    <dc:creator>Elden, Dawn [NOMS]</dc:creator>
    <meta:creation-date>2021-06-28T15:16:42Z</meta:creation-date>
    <dc:date>2022-08-12T09:19:21Z</dc:date>
    <meta:editing-duration>PT0S</meta:editing-duration>
    <meta:user-defined meta:name="ContentTypeId">0x0101007437784DDA6E8C4A82A3E362E8B24045</meta:user-defined>
  </office:meta>
</office:document-meta>
</file>